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f3db" officeooo:paragraph-rsid="001df3db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df3db" officeooo:paragraph-rsid="001df3db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01df3db" officeooo:paragraph-rsid="001df3db" style:font-style-asian="normal" style:font-style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1df3db" officeooo:paragraph-rsid="001df3db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tyle="normal" style:text-underline-style="none" officeooo:rsid="001df3db" officeooo:paragraph-rsid="001df3db" style:font-style-asian="normal" style:font-style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use-window-font-color="true" fo:font-style="normal" style:text-underline-style="none" officeooo:rsid="001df3db" officeooo:paragraph-rsid="001df3db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use-window-font-color="true" fo:font-style="normal" style:text-underline-style="solid" style:text-underline-width="auto" style:text-underline-color="font-color" fo:font-weight="bold" officeooo:rsid="001df3db" officeooo:paragraph-rsid="001df3db" style:font-style-asian="normal" style:font-weight-asian="bold" style:font-style-complex="normal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font-name="DejaVu Sans" fo:font-style="normal" style:text-underline-style="none" fo:font-weight="bold" officeooo:rsid="001fb143" style:font-style-asian="normal" style:font-weight-asian="bold" style:font-style-complex="normal" style:font-weight-complex="bold"/>
    </style:style>
    <style:style style:name="T6" style:family="text">
      <style:text-properties style:font-name="DejaVu Sans" officeooo:rsid="001fb14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c92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P1" text:outline-level="2">Bloco 05</text:h>
      <text:h text:style-name="P1" text:outline-level="2">Dia 02</text:h>
      <text:h text:style-name="P1" text:outline-level="2">JavaScript - Trabalhando com elementos</text:h>
      <text:p text:style-name="P2"/>
      <text:p text:style-name="P2"/>
      <text:p text:style-name="P2"/>
      <text:p text:style-name="P4"><text:span text:style-name="T7">O que vamos aprender?</text:span></text:p>
      <text:p text:style-name="P4">Na quinta parte da aula sobre JavaScript , você aprenderá a <text:span text:style-name="T8">adicionar e remover tags de uma página.</text:span></text:p>
      <text:p text:style-name="P4">Além disso, aprenderá mais uma forma de buscar os elementos da página.</text:p>
      <text:p text:style-name="P4"/>
      <text:p text:style-name="P3">Você será capaz de:</text:p>
      <text:list xml:id="list1787196183" text:style-name="L1">
        <text:list-item>
          <text:p text:style-name="P5">Adicionar e remover elementos HTML da página via JavaScript ;</text:p>
        </text:list-item>
        <text:list-item>
          <text:p text:style-name="P5">Buscar os elementos da página com a propriedade <text:span text:style-name="T9">parentNode .</text:span></text:p>
        </text:list-item>
      </text:list>
      <text:p text:style-name="P6"/>
      <text:p text:style-name="P8">Conteúdos</text:p>
      <text:p text:style-name="P8"/>
      <text:p text:style-name="P6">A seguir, você irá aprender como buscar , criar e remover elementos utilizando JavaScript.</text:p>
      <text:p text:style-name="P6"/>
      <text:list xml:id="list765054843" text:style-name="L2">
        <text:list-item>
          <text:p text:style-name="P7">Parte I - Buscando elementos</text:p>
        </text:list-item>
        <text:list-item>
          <text:p text:style-name="P7">Parte II - Criando elementos</text:p>
        </text:list-item>
        <text:list-item>
          <text:p text:style-name="P7">Parte III - Removendo elementos</text:p>
        </text:list-item>
      </text:list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style:font-name="DejaVu Sans" fo:font-style="normal" style:text-underline-style="none" fo:font-weight="bold" officeooo:rsid="001fb143" style:font-style-asian="normal" style:font-weight-asian="bold" style:font-style-complex="normal" style:font-weight-complex="bold"/>
    </style:style>
    <style:style style:name="MT3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4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44"/><text:span text:style-name="MT1">Caderno Trybe: </text:span><text:span text:style-name="MT2">Bloco 5.2</text:span><text:span text:style-name="MT3"> <text:s text:c="2"/></text:span><text:span text:style-name="MT4"><text:s text:c="15"/>Data: </text:span><text:span text:style-name="MT4"><text:date style:data-style-name="N37" text:date-value="2021-09-03T08:02:41.177025921">03/09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03T08:02:40.292488726</dc:date>
    <meta:editing-duration>PT38M53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1" meta:paragraph-count="15" meta:word-count="108" meta:character-count="673" meta:non-whitespace-character-count="524"/>
  </office:meta>
</office:document-meta>
</file>